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311in"/>
    </style:style>
    <style:style style:name="co2" style:family="table-column">
      <style:table-column-properties fo:break-before="auto" style:column-width="1.2217in"/>
    </style:style>
    <style:style style:name="co3" style:family="table-column">
      <style:table-column-properties fo:break-before="auto" style:column-width="1.3016in"/>
    </style:style>
    <style:style style:name="co4" style:family="table-column">
      <style:table-column-properties fo:break-before="auto" style:column-width="1.2307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1.8425in"/>
    </style:style>
    <style:style style:name="co7" style:family="table-column">
      <style:table-column-properties fo:break-before="auto" style:column-width="1.9217in"/>
    </style:style>
    <style:style style:name="co8" style:family="table-column">
      <style:table-column-properties fo:break-before="auto" style:column-width="1.9043in"/>
    </style:style>
    <style:style style:name="co9" style:family="table-column">
      <style:table-column-properties fo:break-before="auto" style:column-width="1.9839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6291in"/>
    </style:style>
    <style:style style:name="co13" style:family="table-column">
      <style:table-column-properties fo:break-before="auto" style:column-width="0.9571in"/>
    </style:style>
    <style:style style:name="co14" style:family="table-column">
      <style:table-column-properties fo:break-before="auto" style:column-width="0.9661in"/>
    </style:style>
    <style:style style:name="co15" style:family="table-column">
      <style:table-column-properties fo:break-before="auto" style:column-width="0.9752in"/>
    </style:style>
    <style:style style:name="co16" style:family="table-column">
      <style:table-column-properties fo:break-before="auto" style:column-width="1.578in"/>
    </style:style>
    <style:style style:name="co17" style:family="table-column">
      <style:table-column-properties fo:break-before="auto" style:column-width="1.5862in"/>
    </style:style>
    <style:style style:name="co18" style:family="table-column">
      <style:table-column-properties fo:break-before="auto" style:column-width="1.6398in"/>
    </style:style>
    <style:style style:name="co19" style:family="table-column">
      <style:table-column-properties fo:break-before="auto" style:column-width="1.6484in"/>
    </style:style>
    <style:style style:name="co20" style:family="table-column">
      <style:table-column-properties fo:break-before="auto" style:column-width="0.8138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zdroj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ocet kroku</text:p>
          </table:table-cell>
          <table:table-cell office:value-type="string">
            <text:p>vzork. plochy</text:p>
          </table:table-cell>
          <table:table-cell office:value-type="string">
            <text:p>s</text:p>
          </table:table-cell>
          <table:table-cell office:value-type="string">
            <text:p>vzork. funkce</text:p>
          </table:table-cell>
          <table:table-cell office:value-type="string">
            <text:p>s</text:p>
          </table:table-cell>
          <table:table-cell office:value-type="string">
            <text:p>vzork. fce se skup. vyb.</text:p>
          </table:table-cell>
          <table:table-cell office:value-type="string">
            <text:p>s</text:p>
          </table:table-cell>
          <table:table-cell office:value-type="string">
            <text:p>vzork. fce vyjmutim casti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1.83303">
            <text:p>1.83303</text:p>
          </table:table-cell>
          <table:table-cell office:value-type="float" office:value="8.501572">
            <text:p>8.501572</text:p>
          </table:table-cell>
          <table:table-cell office:value-type="float" office:value="0.616279">
            <text:p>0.616279</text:p>
          </table:table-cell>
          <table:table-cell office:value-type="float" office:value="9.159068">
            <text:p>9.159068</text:p>
          </table:table-cell>
          <table:table-cell office:value-type="float" office:value="0.072029">
            <text:p>0.072029</text:p>
          </table:table-cell>
          <table:table-cell office:value-type="float" office:value="9.493803">
            <text:p>9.493803</text:p>
          </table:table-cell>
          <table:table-cell office:value-type="float" office:value="0.501071">
            <text:p>0.50107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.88">
            <text:p>8.88</text:p>
          </table:table-cell>
          <table:table-cell office:value-type="float" office:value="0.529013">
            <text:p>0.529013</text:p>
          </table:table-cell>
          <table:table-cell office:value-type="float" office:value="9.538897">
            <text:p>9.538897</text:p>
          </table:table-cell>
          <table:table-cell office:value-type="float" office:value="0.17435">
            <text:p>0.17435</text:p>
          </table:table-cell>
          <table:table-cell office:value-type="float" office:value="9.410973">
            <text:p>9.410973</text:p>
          </table:table-cell>
          <table:table-cell office:value-type="float" office:value="0.04988">
            <text:p>0.04988</text:p>
          </table:table-cell>
          <table:table-cell office:value-type="float" office:value="9.323998">
            <text:p>9.323998</text:p>
          </table:table-cell>
          <table:table-cell office:value-type="float" office:value="0.147066">
            <text:p>0.14706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008">
            <text:p>9.4008</text:p>
          </table:table-cell>
          <table:table-cell office:value-type="float" office:value="0.049434">
            <text:p>0.049434</text:p>
          </table:table-cell>
          <table:table-cell office:value-type="float" office:value="9.354855">
            <text:p>9.354855</text:p>
          </table:table-cell>
          <table:table-cell office:value-type="float" office:value="0.018855">
            <text:p>0.018855</text:p>
          </table:table-cell>
          <table:table-cell office:value-type="float" office:value="9.342021">
            <text:p>9.342021</text:p>
          </table:table-cell>
          <table:table-cell office:value-type="float" office:value="0.00531">
            <text:p>0.00531</text:p>
          </table:table-cell>
          <table:table-cell office:value-type="float" office:value="9.326158">
            <text:p>9.326158</text:p>
          </table:table-cell>
          <table:table-cell office:value-type="float" office:value="0.014565">
            <text:p>0.014565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9.346668">
            <text:p>9.346668</text:p>
          </table:table-cell>
          <table:table-cell office:value-type="float" office:value="0.00498">
            <text:p>0.00498</text:p>
          </table:table-cell>
          <table:table-cell office:value-type="float" office:value="9.334146">
            <text:p>9.334146</text:p>
          </table:table-cell>
          <table:table-cell office:value-type="float" office:value="0.001886">
            <text:p>0.001886</text:p>
          </table:table-cell>
          <table:table-cell office:value-type="float" office:value="9.333573">
            <text:p>9.333573</text:p>
          </table:table-cell>
          <table:table-cell office:value-type="float" office:value="0.000528">
            <text:p>0.000528</text:p>
          </table:table-cell>
          <table:table-cell office:value-type="float" office:value="9.332974">
            <text:p>9.332974</text:p>
          </table:table-cell>
          <table:table-cell office:value-type="float" office:value="0.00146">
            <text:p>0.00146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9.333516">
            <text:p>9.333516</text:p>
          </table:table-cell>
          <table:table-cell office:value-type="float" office:value="0.001578">
            <text:p>0.001578</text:p>
          </table:table-cell>
          <table:table-cell office:value-type="float" office:value="9.332843">
            <text:p>9.332843</text:p>
          </table:table-cell>
          <table:table-cell office:value-type="float" office:value="0.000596">
            <text:p>0.000596</text:p>
          </table:table-cell>
          <table:table-cell office:value-type="float" office:value="9.333128">
            <text:p>9.333128</text:p>
          </table:table-cell>
          <table:table-cell office:value-type="float" office:value="0.000167">
            <text:p>0.000167</text:p>
          </table:table-cell>
          <table:table-cell office:value-type="float" office:value="9.333354">
            <text:p>9.333354</text:p>
          </table:table-cell>
          <table:table-cell office:value-type="float" office:value="0.000462">
            <text:p>0.000462</text:p>
          </table:table-cell>
        </table:table-row>
        <table:table-row table:style-name="ro1">
          <table:table-cell office:value-type="string">
            <text:p>pocet kroku</text:p>
          </table:table-cell>
          <table:table-cell office:value-type="string">
            <text:p>vzork. plochy</text:p>
          </table:table-cell>
          <table:table-cell office:value-type="string">
            <text:p>s</text:p>
          </table:table-cell>
          <table:table-cell office:value-type="string">
            <text:p>vzork. funkce</text:p>
          </table:table-cell>
          <table:table-cell office:value-type="string">
            <text:p>s</text:p>
          </table:table-cell>
          <table:table-cell office:value-type="string">
            <text:p>vzork. fce se skup. vyb.</text:p>
          </table:table-cell>
          <table:table-cell office:value-type="string">
            <text:p>s</text:p>
          </table:table-cell>
          <table:table-cell office:value-type="string">
            <text:p>vzork. fce vyjmutim casti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16497">
            <text:p>0.816497</text:p>
          </table:table-cell>
          <table:table-cell office:value-type="float" office:value="2.261741">
            <text:p>2.261741</text:p>
          </table:table-cell>
          <table:table-cell office:value-type="float" office:value="0.299134">
            <text:p>0.299134</text:p>
          </table:table-cell>
          <table:table-cell office:value-type="float" office:value="2.623953">
            <text:p>2.623953</text:p>
          </table:table-cell>
          <table:table-cell office:value-type="float" office:value="0.028849">
            <text:p>0.028849</text:p>
          </table:table-cell>
          <table:table-cell office:value-type="float" office:value="2.714447">
            <text:p>2.714447</text:p>
          </table:table-cell>
          <table:table-cell office:value-type="float" office:value="0.033326">
            <text:p>0.0333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6">
            <text:p>2.6</text:p>
          </table:table-cell>
          <table:table-cell office:value-type="float" office:value="0.251058">
            <text:p>0.251058</text:p>
          </table:table-cell>
          <table:table-cell office:value-type="float" office:value="2.817859">
            <text:p>2.817859</text:p>
          </table:table-cell>
          <table:table-cell office:value-type="float" office:value="0.107365">
            <text:p>0.107365</text:p>
          </table:table-cell>
          <table:table-cell office:value-type="float" office:value="2.734116">
            <text:p>2.734116</text:p>
          </table:table-cell>
          <table:table-cell office:value-type="float" office:value="0.020897">
            <text:p>0.020897</text:p>
          </table:table-cell>
          <table:table-cell office:value-type="float" office:value="2.719812">
            <text:p>2.719812</text:p>
          </table:table-cell>
          <table:table-cell office:value-type="float" office:value="0.011558">
            <text:p>0.01155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7455">
            <text:p>2.7455</text:p>
          </table:table-cell>
          <table:table-cell office:value-type="float" office:value="0.02488">
            <text:p>0.02488</text:p>
          </table:table-cell>
          <table:table-cell office:value-type="float" office:value="2.732341">
            <text:p>2.732341</text:p>
          </table:table-cell>
          <table:table-cell office:value-type="float" office:value="0.010743">
            <text:p>0.010743</text:p>
          </table:table-cell>
          <table:table-cell office:value-type="float" office:value="2.7206">
            <text:p>2.7206</text:p>
          </table:table-cell>
          <table:table-cell office:value-type="float" office:value="0.002186">
            <text:p>0.002186</text:p>
          </table:table-cell>
          <table:table-cell office:value-type="float" office:value="2.719248">
            <text:p>2.719248</text:p>
          </table:table-cell>
          <table:table-cell office:value-type="float" office:value="0.001142">
            <text:p>0.001142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.72162">
            <text:p>2.72162</text:p>
          </table:table-cell>
          <table:table-cell office:value-type="float" office:value="0.00249">
            <text:p>0.00249</text:p>
          </table:table-cell>
          <table:table-cell office:value-type="float" office:value="2.718818">
            <text:p>2.718818</text:p>
          </table:table-cell>
          <table:table-cell office:value-type="float" office:value="0.001067">
            <text:p>0.001067</text:p>
          </table:table-cell>
          <table:table-cell office:value-type="float" office:value="2.718392">
            <text:p>2.718392</text:p>
          </table:table-cell>
          <table:table-cell office:value-type="float" office:value="0.000218">
            <text:p>0.000218</text:p>
          </table:table-cell>
          <table:table-cell office:value-type="float" office:value="2.718283">
            <text:p>2.718283</text:p>
          </table:table-cell>
          <table:table-cell office:value-type="float" office:value="0.000113">
            <text:p>0.00011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.718317">
            <text:p>2.718317</text:p>
          </table:table-cell>
          <table:table-cell office:value-type="float" office:value="0.000788">
            <text:p>0.000788</text:p>
          </table:table-cell>
          <table:table-cell office:value-type="float" office:value="2.718059">
            <text:p>2.718059</text:p>
          </table:table-cell>
          <table:table-cell office:value-type="float" office:value="0.000337">
            <text:p>0.000337</text:p>
          </table:table-cell>
          <table:table-cell office:value-type="float" office:value="2.718247">
            <text:p>2.718247</text:p>
          </table:table-cell>
          <table:table-cell office:value-type="float" office:value="0.000069">
            <text:p>0.000069</text:p>
          </table:table-cell>
          <table:table-cell office:value-type="float" office:value="2.718292">
            <text:p>2.718292</text:p>
          </table:table-cell>
          <table:table-cell office:value-type="float" office:value="0.000036">
            <text:p>0.000036</text:p>
          </table:table-cell>
        </table:table-row>
      </table:table>
      <table:table table:name="zprac.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11" table:default-cell-style-name="Default"/>
        <table:table-row table:style-name="ro2">
          <table:table-cell table:formula="of:=28/3" office:value-type="float" office:value="9.33333333333333">
            <text:p>9.3333333333</text:p>
          </table:table-cell>
          <table:table-cell table:style-name="ce1" office:value-type="string" table:number-columns-spanned="12" table:number-rows-spanned="1">
            <text:p>funkce: sqrt(x) + 1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table-cell table:style-name="ce1" table:formula="of:=[zdroj.B1]" office:value-type="string" office:string-value="vzork. plochy" table:number-columns-spanned="3" table:number-rows-spanned="1">
            <text:p>vzork. plochy</text:p>
          </table:table-cell>
          <table:covered-table-cell table:number-columns-repeated="2"/>
          <table:table-cell table:style-name="ce1" table:formula="of:=[zdroj.D1]" office:value-type="string" office:string-value="vzork. funkce" table:number-columns-spanned="3" table:number-rows-spanned="1">
            <text:p>vzork. funkce</text:p>
          </table:table-cell>
          <table:covered-table-cell table:number-columns-repeated="2"/>
          <table:table-cell table:style-name="ce1" table:formula="of:=[zdroj.F1]" office:value-type="string" office:string-value="vzork. fce se skup. vyb." table:number-columns-spanned="3" table:number-rows-spanned="1">
            <text:p>vzork. fce se skup. vyb.</text:p>
          </table:table-cell>
          <table:covered-table-cell table:number-columns-repeated="2"/>
          <table:table-cell table:style-name="ce1" table:formula="of:=[zdroj.H1]" office:value-type="string" office:string-value="vzork. fce vyjmutim casti" table:number-columns-spanned="3" table:number-rows-spanned="1">
            <text:p>vzork. fce vyjmutim casti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office:value-type="string">
            <text:p>N</text:p>
          </table:table-cell>
          <table:table-cell office:value-type="string">
            <text:p>I</text:p>
          </table:table-cell>
          <table:table-cell table:formula="of:=CONCATENATE([.B2]; &quot;: s&quot;)" office:value-type="string" office:string-value="vzork. plochy: s">
            <text:p>vzork. plochy: s</text:p>
          </table:table-cell>
          <table:table-cell table:formula="of:=CONCATENATE([.B2]; &quot;: δ&quot;)" office:value-type="string" office:string-value="vzork. plochy: δ">
            <text:p>vzork. plochy: δ</text:p>
          </table:table-cell>
          <table:table-cell office:value-type="string">
            <text:p>I</text:p>
          </table:table-cell>
          <table:table-cell table:formula="of:=CONCATENATE([.E2]; &quot;: s&quot;)" office:value-type="string" office:string-value="vzork. funkce: s">
            <text:p>vzork. funkce: s</text:p>
          </table:table-cell>
          <table:table-cell table:formula="of:=CONCATENATE([.E2]; &quot;: δ&quot;)" office:value-type="string" office:string-value="vzork. funkce: δ">
            <text:p>vzork. funkce: δ</text:p>
          </table:table-cell>
          <table:table-cell office:value-type="string">
            <text:p>I</text:p>
          </table:table-cell>
          <table:table-cell table:formula="of:=CONCATENATE([.H2]; &quot;: s&quot;)" office:value-type="string" office:string-value="vzork. fce se skup. vyb.: s">
            <text:p>vzork. fce se skup. vyb.: s</text:p>
          </table:table-cell>
          <table:table-cell table:formula="of:=CONCATENATE([.H2]; &quot;: δ&quot;)" office:value-type="string" office:string-value="vzork. fce se skup. vyb.: δ">
            <text:p>vzork. fce se skup. vyb.: δ</text:p>
          </table:table-cell>
          <table:table-cell office:value-type="string">
            <text:p>I</text:p>
          </table:table-cell>
          <table:table-cell table:formula="of:=CONCATENATE([.K2]; &quot;: s&quot;)" office:value-type="string" office:string-value="vzork. fce vyjmutim casti: s">
            <text:p>vzork. fce vyjmutim casti: s</text:p>
          </table:table-cell>
          <table:table-cell table:formula="of:=CONCATENATE([.K2]; &quot;: δ&quot;)" office:value-type="string" office:string-value="vzork. fce vyjmutim casti: δ">
            <text:p>vzork. fce vyjmutim casti: δ</text:p>
          </table:table-cell>
          <table:table-cell table:number-columns-repeated="1011"/>
        </table:table-row>
        <table:table-row table:style-name="ro1">
          <table:table-cell table:formula="of:=[zdroj.A2]" office:value-type="float" office:value="10">
            <text:p>10</text:p>
          </table:table-cell>
          <table:table-cell table:formula="of:=[zdroj.B2]" office:value-type="float" office:value="8.4">
            <text:p>8.4</text:p>
          </table:table-cell>
          <table:table-cell table:formula="of:=[zdroj.C2]" office:value-type="float" office:value="1.83303">
            <text:p>1.83303</text:p>
          </table:table-cell>
          <table:table-cell table:formula="of:=ABS([.B4]-[.$A$1])" office:value-type="float" office:value="0.933333333333334">
            <text:p>0.9333333333</text:p>
          </table:table-cell>
          <table:table-cell table:formula="of:=[zdroj.D2]" office:value-type="float" office:value="8.501572">
            <text:p>8.501572</text:p>
          </table:table-cell>
          <table:table-cell table:formula="of:=[zdroj.E2]" office:value-type="float" office:value="0.616279">
            <text:p>0.616279</text:p>
          </table:table-cell>
          <table:table-cell table:formula="of:=ABS([.E4]-[.$A$1])" office:value-type="float" office:value="0.831761333333334">
            <text:p>0.8317613333</text:p>
          </table:table-cell>
          <table:table-cell table:formula="of:=[zdroj.F2]" office:value-type="float" office:value="9.159068">
            <text:p>9.159068</text:p>
          </table:table-cell>
          <table:table-cell table:formula="of:=[zdroj.G2]" office:value-type="float" office:value="0.072029">
            <text:p>0.072029</text:p>
          </table:table-cell>
          <table:table-cell table:formula="of:=ABS([.H4]-[.$A$1])" office:value-type="float" office:value="0.174265333333334">
            <text:p>0.1742653333</text:p>
          </table:table-cell>
          <table:table-cell table:formula="of:=[zdroj.H2]" office:value-type="float" office:value="9.493803">
            <text:p>9.493803</text:p>
          </table:table-cell>
          <table:table-cell table:formula="of:=[zdroj.I2]" office:value-type="float" office:value="0.501071">
            <text:p>0.501071</text:p>
          </table:table-cell>
          <table:table-cell table:formula="of:=ABS([.K4]-[.$A$1])" office:value-type="float" office:value="0.160469666666666">
            <text:p>0.1604696667</text:p>
          </table:table-cell>
          <table:table-cell table:number-columns-repeated="1011"/>
        </table:table-row>
        <table:table-row table:style-name="ro1">
          <table:table-cell table:formula="of:=[zdroj.A3]" office:value-type="float" office:value="100">
            <text:p>100</text:p>
          </table:table-cell>
          <table:table-cell table:formula="of:=[zdroj.B3]" office:value-type="float" office:value="8.88">
            <text:p>8.88</text:p>
          </table:table-cell>
          <table:table-cell table:formula="of:=[zdroj.C3]" office:value-type="float" office:value="0.529013">
            <text:p>0.529013</text:p>
          </table:table-cell>
          <table:table-cell table:formula="of:=ABS([.B5]-[.$A$1])" office:value-type="float" office:value="0.453333333333333">
            <text:p>0.4533333333</text:p>
          </table:table-cell>
          <table:table-cell table:formula="of:=[zdroj.D3]" office:value-type="float" office:value="9.538897">
            <text:p>9.538897</text:p>
          </table:table-cell>
          <table:table-cell table:formula="of:=[zdroj.E3]" office:value-type="float" office:value="0.17435">
            <text:p>0.17435</text:p>
          </table:table-cell>
          <table:table-cell table:formula="of:=ABS([.E5]-[.$A$1])" office:value-type="float" office:value="0.205563666666666">
            <text:p>0.2055636667</text:p>
          </table:table-cell>
          <table:table-cell table:formula="of:=[zdroj.F3]" office:value-type="float" office:value="9.410973">
            <text:p>9.410973</text:p>
          </table:table-cell>
          <table:table-cell table:formula="of:=[zdroj.G3]" office:value-type="float" office:value="0.04988">
            <text:p>0.04988</text:p>
          </table:table-cell>
          <table:table-cell table:formula="of:=ABS([.H5]-[.$A$1])" office:value-type="float" office:value="0.0776396666666663">
            <text:p>0.0776396667</text:p>
          </table:table-cell>
          <table:table-cell table:formula="of:=[zdroj.H3]" office:value-type="float" office:value="9.323998">
            <text:p>9.323998</text:p>
          </table:table-cell>
          <table:table-cell table:formula="of:=[zdroj.I3]" office:value-type="float" office:value="0.147066">
            <text:p>0.147066</text:p>
          </table:table-cell>
          <table:table-cell table:formula="of:=ABS([.K5]-[.$A$1])" office:value-type="float" office:value="0.00933533333333436">
            <text:p>0.0093353333</text:p>
          </table:table-cell>
          <table:table-cell table:number-columns-repeated="1011"/>
        </table:table-row>
        <table:table-row table:style-name="ro1">
          <table:table-cell table:formula="of:=[zdroj.A4]" office:value-type="float" office:value="10000">
            <text:p>10000</text:p>
          </table:table-cell>
          <table:table-cell table:formula="of:=[zdroj.B4]" office:value-type="float" office:value="9.4008">
            <text:p>9.4008</text:p>
          </table:table-cell>
          <table:table-cell table:formula="of:=[zdroj.C4]" office:value-type="float" office:value="0.049434">
            <text:p>0.049434</text:p>
          </table:table-cell>
          <table:table-cell table:formula="of:=ABS([.B6]-[.$A$1])" office:value-type="float" office:value="0.0674666666666663">
            <text:p>0.0674666667</text:p>
          </table:table-cell>
          <table:table-cell table:formula="of:=[zdroj.D4]" office:value-type="float" office:value="9.354855">
            <text:p>9.354855</text:p>
          </table:table-cell>
          <table:table-cell table:formula="of:=[zdroj.E4]" office:value-type="float" office:value="0.018855">
            <text:p>0.018855</text:p>
          </table:table-cell>
          <table:table-cell table:formula="of:=ABS([.E6]-[.$A$1])" office:value-type="float" office:value="0.0215216666666667">
            <text:p>0.0215216667</text:p>
          </table:table-cell>
          <table:table-cell table:formula="of:=[zdroj.F4]" office:value-type="float" office:value="9.342021">
            <text:p>9.342021</text:p>
          </table:table-cell>
          <table:table-cell table:formula="of:=[zdroj.G4]" office:value-type="float" office:value="0.00531">
            <text:p>0.00531</text:p>
          </table:table-cell>
          <table:table-cell table:formula="of:=ABS([.H6]-[.$A$1])" office:value-type="float" office:value="0.00868766666666687">
            <text:p>0.0086876667</text:p>
          </table:table-cell>
          <table:table-cell table:formula="of:=[zdroj.H4]" office:value-type="float" office:value="9.326158">
            <text:p>9.326158</text:p>
          </table:table-cell>
          <table:table-cell table:formula="of:=[zdroj.I4]" office:value-type="float" office:value="0.014565">
            <text:p>0.014565</text:p>
          </table:table-cell>
          <table:table-cell table:formula="of:=ABS([.K6]-[.$A$1])" office:value-type="float" office:value="0.00717533333333442">
            <text:p>0.0071753333</text:p>
          </table:table-cell>
          <table:table-cell table:number-columns-repeated="1011"/>
        </table:table-row>
        <table:table-row table:style-name="ro1">
          <table:table-cell table:formula="of:=[zdroj.A5]" office:value-type="float" office:value="1000000">
            <text:p>1000000</text:p>
          </table:table-cell>
          <table:table-cell table:formula="of:=[zdroj.B5]" office:value-type="float" office:value="9.346668">
            <text:p>9.346668</text:p>
          </table:table-cell>
          <table:table-cell table:formula="of:=[zdroj.C5]" office:value-type="float" office:value="0.00498">
            <text:p>0.00498</text:p>
          </table:table-cell>
          <table:table-cell table:formula="of:=ABS([.B7]-[.$A$1])" office:value-type="float" office:value="0.0133346666666654">
            <text:p>0.0133346667</text:p>
          </table:table-cell>
          <table:table-cell table:formula="of:=[zdroj.D5]" office:value-type="float" office:value="9.334146">
            <text:p>9.334146</text:p>
          </table:table-cell>
          <table:table-cell table:formula="of:=[zdroj.E5]" office:value-type="float" office:value="0.001886">
            <text:p>0.001886</text:p>
          </table:table-cell>
          <table:table-cell table:formula="of:=ABS([.E7]-[.$A$1])" office:value-type="float" office:value="0.000812666666666573">
            <text:p>0.0008126667</text:p>
          </table:table-cell>
          <table:table-cell table:formula="of:=[zdroj.F5]" office:value-type="float" office:value="9.333573">
            <text:p>9.333573</text:p>
          </table:table-cell>
          <table:table-cell table:formula="of:=[zdroj.G5]" office:value-type="float" office:value="0.000528">
            <text:p>0.000528</text:p>
          </table:table-cell>
          <table:table-cell table:formula="of:=ABS([.H7]-[.$A$1])" office:value-type="float" office:value="0.000239666666665528">
            <text:p>0.0002396667</text:p>
          </table:table-cell>
          <table:table-cell table:formula="of:=[zdroj.H5]" office:value-type="float" office:value="9.332974">
            <text:p>9.332974</text:p>
          </table:table-cell>
          <table:table-cell table:formula="of:=[zdroj.I5]" office:value-type="float" office:value="0.00146">
            <text:p>0.00146</text:p>
          </table:table-cell>
          <table:table-cell table:formula="of:=ABS([.K7]-[.$A$1])" office:value-type="float" office:value="0.000359333333333822">
            <text:p>0.0003593333</text:p>
          </table:table-cell>
          <table:table-cell table:number-columns-repeated="1011"/>
        </table:table-row>
        <table:table-row table:style-name="ro1">
          <table:table-cell table:formula="of:=[zdroj.A6]" office:value-type="float" office:value="10000000">
            <text:p>10000000</text:p>
          </table:table-cell>
          <table:table-cell table:formula="of:=[zdroj.B6]" office:value-type="float" office:value="9.333516">
            <text:p>9.333516</text:p>
          </table:table-cell>
          <table:table-cell table:formula="of:=[zdroj.C6]" office:value-type="float" office:value="0.001578">
            <text:p>0.001578</text:p>
          </table:table-cell>
          <table:table-cell table:formula="of:=ABS([.B8]-[.$A$1])" office:value-type="float" office:value="0.000182666666665554">
            <text:p>0.0001826667</text:p>
          </table:table-cell>
          <table:table-cell table:formula="of:=[zdroj.D6]" office:value-type="float" office:value="9.332843">
            <text:p>9.332843</text:p>
          </table:table-cell>
          <table:table-cell table:formula="of:=[zdroj.E6]" office:value-type="float" office:value="0.000596">
            <text:p>0.000596</text:p>
          </table:table-cell>
          <table:table-cell table:formula="of:=ABS([.E8]-[.$A$1])" office:value-type="float" office:value="0.000490333333333481">
            <text:p>0.0004903333</text:p>
          </table:table-cell>
          <table:table-cell table:formula="of:=[zdroj.F6]" office:value-type="float" office:value="9.333128">
            <text:p>9.333128</text:p>
          </table:table-cell>
          <table:table-cell table:formula="of:=[zdroj.G6]" office:value-type="float" office:value="0.000167">
            <text:p>0.000167</text:p>
          </table:table-cell>
          <table:table-cell table:formula="of:=ABS([.H8]-[.$A$1])" office:value-type="float" office:value="0.000205333333333613">
            <text:p>0.0002053333</text:p>
          </table:table-cell>
          <table:table-cell table:formula="of:=[zdroj.H6]" office:value-type="float" office:value="9.333354">
            <text:p>9.333354</text:p>
          </table:table-cell>
          <table:table-cell table:formula="of:=[zdroj.I6]" office:value-type="float" office:value="0.000462">
            <text:p>0.000462</text:p>
          </table:table-cell>
          <table:table-cell table:formula="of:=ABS([.K8]-[.$A$1])" office:value-type="float" office:value="0.0000206666666660027">
            <text:p>2.06666666660027E-005</text:p>
          </table:table-cell>
          <table:table-cell table:number-columns-repeated="1011"/>
        </table:table-row>
        <table:table-row table:style-name="ro1">
          <table:table-cell table:number-columns-repeated="4"/>
          <table:table-cell>
            <draw:frame table:end-cell-address="'zprac.'.J35" table:end-x="1.2913in" table:end-y="0.0657in" draw:z-index="0" draw:style-name="gr1" svg:width="5.4323in" svg:height="4.1858in" svg:x="0.6185in" svg:y="0.161in">
              <draw:object draw:notify-on-update-of-ranges="'zprac.'.A3:'zprac.'.A3 'zprac.'.A4:'zprac.'.A8 'zprac.'.C3:'zprac.'.C3 'zprac.'.C4:'zprac.'.C8 'zprac.'.D3:'zprac.'.D3 'zprac.'.D4:'zprac.'.D8 'zprac.'.F3:'zprac.'.F3 'zprac.'.F4:'zprac.'.F8 'zprac.'.G3:'zprac.'.G3 'zprac.'.G4:'zprac.'.G8 'zprac.'.I3:'zprac.'.I3 'zprac.'.I4:'zprac.'.I8 'zprac.'.J3:'zprac.'.J3 'zprac.'.J4:'zprac.'.J8 'zprac.'.L3:'zprac.'.L3 'zprac.'.L4:'zprac.'.L8 'zprac.'.M3:'zprac.'.M3 'zprac.'.M4:'zprac.'.M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5">10/15/2011</text:date>, <text:time>11:2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5T11:24:08</dc:date>
    <meta:generator>LibreOffice/3.3$Unix LibreOffice_project/330m19$Build-401</meta:generator>
    <meta:editing-duration>PT20H10M28S</meta:editing-duration>
    <meta:editing-cycles>7</meta:editing-cycles>
    <meta:document-statistic meta:table-count="2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 draw:opacity-name="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true" chart:minimum="0.00001" chart:maximum="3.3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15cm" chart:symbol-height="0.15cm">
        <chart:symbol-image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15cm" chart:symbol-height="0.15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799cm" svg:height="10.633cm" xlink:href=".." xlink:type="simple" chart:class="chart:line" chart:style-name="ch1">
        <chart:legend chart:legend-position="end" svg:x="8.96cm" svg:y="0.287cm" chart:style-name="ch2"/>
        <chart:plot-area chart:style-name="ch3" table:cell-range-address="'zprac.'.A3:'zprac.'.A8 'zprac.'.C3:'zprac.'.D8 'zprac.'.F3:'zprac.'.G8 'zprac.'.I3:'zprac.'.J8 'zprac.'.L3:'zprac.'.M8" chart:data-source-has-labels="both" svg:x="0.104cm" svg:y="0.41cm" svg:width="13.628cm" svg:height="9.706cm">
          <chartooo:coordinate-region svg:x="1.603cm" svg:y="0.41cm" svg:width="11.352cm" svg:height="9.091cm"/>
          <chart:axis chart:dimension="x" chart:name="primary-x" chart:style-name="ch4">
            <chart:title svg:x="6.725cm" svg:y="10.055cm" chart:style-name="ch5">
              <text:p>N</text:p>
            </chart:title>
            <chart:categories table:cell-range-address="'zprac.'.A4:'zprac.'.A8"/>
          </chart:axis>
          <chart:axis chart:dimension="y" chart:name="primary-y" chart:style-name="ch6">
            <chart:title svg:x="0.023cm" svg:y="5.272cm" chart:style-name="ch7">
              <text:p>odchylky</text:p>
            </chart:title>
            <chart:grid chart:style-name="ch8" chart:class="major"/>
          </chart:axis>
          <chart:series chart:style-name="ch9" chart:values-cell-range-address="'zprac.'.C4:'zprac.'.C8" chart:label-cell-address="'zprac.'.C3:'zprac.'.C3" chart:class="chart:line">
            <chart:data-point chart:repeated="5"/>
          </chart:series>
          <chart:series chart:style-name="ch10" chart:values-cell-range-address="'zprac.'.D4:'zprac.'.D8" chart:label-cell-address="'zprac.'.D3:'zprac.'.D3" chart:class="chart:line">
            <chart:data-point chart:repeated="5"/>
          </chart:series>
          <chart:series chart:style-name="ch11" chart:values-cell-range-address="'zprac.'.F4:'zprac.'.F8" chart:label-cell-address="'zprac.'.F3:'zprac.'.F3" chart:class="chart:line">
            <chart:data-point chart:repeated="5"/>
          </chart:series>
          <chart:series chart:style-name="ch12" chart:values-cell-range-address="'zprac.'.G4:'zprac.'.G8" chart:label-cell-address="'zprac.'.G3:'zprac.'.G3" chart:class="chart:line">
            <chart:data-point chart:repeated="5"/>
          </chart:series>
          <chart:series chart:style-name="ch13" chart:values-cell-range-address="'zprac.'.I4:'zprac.'.I8" chart:label-cell-address="'zprac.'.I3:'zprac.'.I3" chart:class="chart:line">
            <chart:data-point chart:repeated="5"/>
          </chart:series>
          <chart:series chart:style-name="ch14" chart:values-cell-range-address="'zprac.'.J4:'zprac.'.J8" chart:label-cell-address="'zprac.'.J3:'zprac.'.J3" chart:class="chart:line">
            <chart:data-point chart:repeated="5"/>
          </chart:series>
          <chart:series chart:style-name="ch15" chart:values-cell-range-address="'zprac.'.L4:'zprac.'.L8" chart:label-cell-address="'zprac.'.L3:'zprac.'.L3" chart:class="chart:line">
            <chart:data-point chart:repeated="5"/>
          </chart:series>
          <chart:series chart:style-name="ch16" chart:values-cell-range-address="'zprac.'.M4:'zprac.'.M8" chart:label-cell-address="'zprac.'.M3:'zprac.'.M3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zork. plochy: s</text:p>
                <draw:g>
                  <svg:desc>'zprac.'.C3:'zprac.'.C3</svg:desc>
                </draw:g>
              </table:table-cell>
              <table:table-cell office:value-type="string">
                <text:p>vzork. plochy: δ</text:p>
                <draw:g>
                  <svg:desc>'zprac.'.D3:'zprac.'.D3</svg:desc>
                </draw:g>
              </table:table-cell>
              <table:table-cell office:value-type="string">
                <text:p>vzork. funkce: s</text:p>
                <draw:g>
                  <svg:desc>'zprac.'.F3:'zprac.'.F3</svg:desc>
                </draw:g>
              </table:table-cell>
              <table:table-cell office:value-type="string">
                <text:p>vzork. funkce: δ</text:p>
                <draw:g>
                  <svg:desc>'zprac.'.G3:'zprac.'.G3</svg:desc>
                </draw:g>
              </table:table-cell>
              <table:table-cell office:value-type="string">
                <text:p>vzork. fce se skup. vyb.: s</text:p>
                <draw:g>
                  <svg:desc>'zprac.'.I3:'zprac.'.I3</svg:desc>
                </draw:g>
              </table:table-cell>
              <table:table-cell office:value-type="string">
                <text:p>vzork. fce se skup. vyb.: δ</text:p>
                <draw:g>
                  <svg:desc>'zprac.'.J3:'zprac.'.J3</svg:desc>
                </draw:g>
              </table:table-cell>
              <table:table-cell office:value-type="string">
                <text:p>vzork. fce vyjmutim casti: s</text:p>
                <draw:g>
                  <svg:desc>'zprac.'.L3:'zprac.'.L3</svg:desc>
                </draw:g>
              </table:table-cell>
              <table:table-cell office:value-type="string">
                <text:p>vzork. fce vyjmutim casti: δ</text:p>
                <draw:g>
                  <svg:desc>'zprac.'.M3:'zprac.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'zprac.'.A4:'zprac.'.A8</svg:desc>
                </draw:g>
              </table:table-cell>
              <table:table-cell office:value-type="float" office:value="1.83303">
                <text:p>1.83303</text:p>
                <draw:g>
                  <svg:desc>'zprac.'.C4:'zprac.'.C8</svg:desc>
                </draw:g>
              </table:table-cell>
              <table:table-cell office:value-type="float" office:value="0.933333333333334">
                <text:p>0.933333333333334</text:p>
                <draw:g>
                  <svg:desc>'zprac.'.D4:'zprac.'.D8</svg:desc>
                </draw:g>
              </table:table-cell>
              <table:table-cell office:value-type="float" office:value="0.616279">
                <text:p>0.616279</text:p>
                <draw:g>
                  <svg:desc>'zprac.'.F4:'zprac.'.F8</svg:desc>
                </draw:g>
              </table:table-cell>
              <table:table-cell office:value-type="float" office:value="0.831761333333334">
                <text:p>0.831761333333334</text:p>
                <draw:g>
                  <svg:desc>'zprac.'.G4:'zprac.'.G8</svg:desc>
                </draw:g>
              </table:table-cell>
              <table:table-cell office:value-type="float" office:value="0.072029">
                <text:p>0.072029</text:p>
                <draw:g>
                  <svg:desc>'zprac.'.I4:'zprac.'.I8</svg:desc>
                </draw:g>
              </table:table-cell>
              <table:table-cell office:value-type="float" office:value="0.174265333333334">
                <text:p>0.174265333333334</text:p>
                <draw:g>
                  <svg:desc>'zprac.'.J4:'zprac.'.J8</svg:desc>
                </draw:g>
              </table:table-cell>
              <table:table-cell office:value-type="float" office:value="0.501071">
                <text:p>0.501071</text:p>
                <draw:g>
                  <svg:desc>'zprac.'.L4:'zprac.'.L8</svg:desc>
                </draw:g>
              </table:table-cell>
              <table:table-cell office:value-type="float" office:value="0.160469666666666">
                <text:p>0.160469666666666</text:p>
                <draw:g>
                  <svg:desc>'zprac.'.M4:'zprac.'.M8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9013">
                <text:p>0.529013</text:p>
              </table:table-cell>
              <table:table-cell office:value-type="float" office:value="0.453333333333333">
                <text:p>0.453333333333333</text:p>
              </table:table-cell>
              <table:table-cell office:value-type="float" office:value="0.17435">
                <text:p>0.17435</text:p>
              </table:table-cell>
              <table:table-cell office:value-type="float" office:value="0.205563666666666">
                <text:p>0.205563666666666</text:p>
              </table:table-cell>
              <table:table-cell office:value-type="float" office:value="0.04988">
                <text:p>0.04988</text:p>
              </table:table-cell>
              <table:table-cell office:value-type="float" office:value="0.0776396666666663">
                <text:p>0.0776396666666663</text:p>
              </table:table-cell>
              <table:table-cell office:value-type="float" office:value="0.147066">
                <text:p>0.147066</text:p>
              </table:table-cell>
              <table:table-cell office:value-type="float" office:value="0.00933533333333436">
                <text:p>0.0093353333333343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49434">
                <text:p>0.049434</text:p>
              </table:table-cell>
              <table:table-cell office:value-type="float" office:value="0.0674666666666663">
                <text:p>0.0674666666666663</text:p>
              </table:table-cell>
              <table:table-cell office:value-type="float" office:value="0.018855">
                <text:p>0.018855</text:p>
              </table:table-cell>
              <table:table-cell office:value-type="float" office:value="0.0215216666666667">
                <text:p>0.0215216666666667</text:p>
              </table:table-cell>
              <table:table-cell office:value-type="float" office:value="0.00531">
                <text:p>0.00531</text:p>
              </table:table-cell>
              <table:table-cell office:value-type="float" office:value="0.00868766666666687">
                <text:p>0.00868766666666687</text:p>
              </table:table-cell>
              <table:table-cell office:value-type="float" office:value="0.014565">
                <text:p>0.014565</text:p>
              </table:table-cell>
              <table:table-cell office:value-type="float" office:value="0.00717533333333442">
                <text:p>0.00717533333333442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0.00498">
                <text:p>0.00498</text:p>
              </table:table-cell>
              <table:table-cell office:value-type="float" office:value="0.0133346666666654">
                <text:p>0.0133346666666654</text:p>
              </table:table-cell>
              <table:table-cell office:value-type="float" office:value="0.001886">
                <text:p>0.001886</text:p>
              </table:table-cell>
              <table:table-cell office:value-type="float" office:value="0.000812666666666573">
                <text:p>0.000812666666666573</text:p>
              </table:table-cell>
              <table:table-cell office:value-type="float" office:value="0.000528">
                <text:p>0.000528</text:p>
              </table:table-cell>
              <table:table-cell office:value-type="float" office:value="0.000239666666665528">
                <text:p>0.000239666666665528</text:p>
              </table:table-cell>
              <table:table-cell office:value-type="float" office:value="0.00146">
                <text:p>0.00146</text:p>
              </table:table-cell>
              <table:table-cell office:value-type="float" office:value="0.000359333333333822">
                <text:p>0.000359333333333822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0.001578">
                <text:p>0.001578</text:p>
              </table:table-cell>
              <table:table-cell office:value-type="float" office:value="0.000182666666665554">
                <text:p>0.000182666666665554</text:p>
              </table:table-cell>
              <table:table-cell office:value-type="float" office:value="0.000596">
                <text:p>0.000596</text:p>
              </table:table-cell>
              <table:table-cell office:value-type="float" office:value="0.000490333333333481">
                <text:p>0.000490333333333481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205333333333613">
                <text:p>0.000205333333333613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206666666660027">
                <text:p>0.0000206666666660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